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256cm" fo:min-width="35.0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478cm" fo:min-width="4.54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0.986cm" fo:min-width="29.9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14.7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256cm" fo:min-width="29.9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3.526cm" fo:min-width="9.62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891cm" fo:min-width="14.70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2.375cm" fo:min-width="35.643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099cm" fo:min-width="35.643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27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ffd7d7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24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.54cm" svg:x="0.97cm" svg:y="0.526cm">
          <text:p text:style-name="P1"><text:span text:style-name="T1">WP0:</text:span> Management, Coordination and Dissemination </text:p>
          <text:p text:style-name="P1"><text:span text:style-name="T2">Lead:</text:span><text:span text:style-name="T3">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0.762cm" svg:x="0.9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6.05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1.13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6.21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1.29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6.3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31.45cm" svg:y="17.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43cm" svg:height="0.962cm" svg:x="0.359cm" svg:y="18.733cm">
          <draw:text-box>
            <text:p>T0</text:p>
          </draw:text-box>
        </draw:frame>
        <draw:frame draw:style-name="gr4" draw:text-style-name="P3" draw:layer="layout" svg:width="2.318cm" svg:height="0.962cm" svg:x="35.414cm" svg:y="18.733cm">
          <draw:text-box>
            <text:p>T0+42</text:p>
          </draw:text-box>
        </draw:frame>
        <draw:custom-shape draw:style-name="gr5" draw:text-style-name="P4" draw:layer="layout" svg:width="30.48cm" svg:height="1.27cm" svg:x="0.97cm" svg:y="16.104cm">
          <text:p text:style-name="P1"><text:span text:style-name="T1">PhD:</text:span> GRAME/CITI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16cm" svg:height="1.27cm" svg:x="0.97cm" svg:y="14.826cm">
          <text:p text:style-name="P1"><text:span text:style-name="T1">Engineer:</text:span> GRAME/CIT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5.24cm" svg:height="1.27cm" svg:x="21.29cm" svg:y="13.556cm">
          <text:p text:style-name="P1"><text:span text:style-name="T1">Postdoc:</text:span> LMFA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1.27cm" svg:x="21.29cm" svg:y="14.826cm">
          <text:p text:style-name="P1"><text:span text:style-name="T1">Intern:</text:span> GRAM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08cm" svg:height="1.27cm" svg:x="16.21cm" svg:y="14.826cm">
          <text:p text:style-name="P1"><text:span text:style-name="T1">Intern:</text:span> LMF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0.48cm" svg:height="2.54cm" svg:x="0.971cm" svg:y="3.06cm">
          <text:p text:style-name="P1"><text:span text:style-name="T1">WP1:</text:span> FPGA Programming With Faust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10.16cm" svg:height="3.81cm" svg:x="0.972cm" svg:y="5.606cm">
          <text:p text:style-name="P1"><text:span text:style-name="T1">WP2:</text:span> Hardware Implementation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5.08cm" svg:height="3.81cm" svg:x="16.21cm" svg:y="5.606cm">
          <text:p text:style-name="P1"><text:span text:style-name="T1">WP3:</text:span></text:p>
          <text:p text:style-name="P1">3D Artificial </text:p>
          <text:p text:style-name="P1">Reverb</text:p>
          <text:p text:style-name="P1"><text:span text:style-name="T3">Lead: LM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layer="layout" svg:width="5.08cm" svg:height="3.81cm" svg:x="21.29cm" svg:y="5.607cm">
          <text:p text:style-name="P1"><text:span text:style-name="T1">WP4:</text:span></text:p>
          <text:p text:style-name="P1">DSP Processor</text:p>
          <text:p text:style-name="P1">Module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5.24cm" svg:height="3.175cm" svg:x="21.29cm" svg:y="9.416cm">
          <text:p text:style-name="P1"><text:span text:style-name="T1">WP5: </text:span>Active Control Applications &amp; </text:p>
          <text:p text:style-name="P1">Artistic/Perceptual Validation</text:p>
          <text:p text:style-name="P1"><text:span text:style-name="T3">Lead: LMFA/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6.195cm" svg:height="12.677cm" svg:x="0.665cm" svg:y="0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6.195cm" svg:height="4.401cm" svg:x="0.665cm" svg:y="13.22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454cm" svg:height="1.195cm" svg:x="7.947cm" svg:y="10.409cm">
          <draw:text-box>
            <text:p text:style-name="P10"><text:span text:style-name="T4">Workpackages</text:span></text:p>
          </draw:text-box>
        </draw:frame>
        <draw:frame draw:style-name="gr18" draw:text-style-name="P11" draw:layer="layout" svg:width="7.927cm" svg:height="1.195cm" svg:x="7.211cm" svg:y="13.433cm">
          <draw:text-box>
            <text:p text:style-name="P10"><text:span text:style-name="T4">Human Resour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09:10:31.495718353</meta:creation-date>
    <dc:date>2019-10-17T16:03:03.112988551</dc:date>
    <meta:editing-duration>PT1H31M4S</meta:editing-duration>
    <meta:editing-cycles>29</meta:editing-cycles>
    <meta:generator>LibreOffice/6.3.0.4$Linux_X86_64 LibreOffice_project/30$Build-4</meta:generator>
    <meta:document-statistic meta:object-count="24"/>
  </office:meta>
</office:document-meta>
</file>